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234177741D9B43E9F6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454cm, 0cm, 4.08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1.799cm" svg:x="1cm" svg:y="9.9cm">
          <draw:image xlink:href="Pictures/100000000000023400000234177741D9B43E9F6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6:36:34.592539209</dc:date>
    <meta:editing-duration>PT1M3S</meta:editing-duration>
    <meta:editing-cycles>1</meta:editing-cycles>
    <meta:document-statistic meta:object-count="1"/>
    <meta:generator>LibreOffice/6.4.3.2$Linux_X86_64 LibreOffice_project/40$Build-2</meta:generator>
  </office:meta>
</office:document-meta>
</file>